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19" style:family="table-cell" style:parent-style-name="Default" style:data-style-name="N11">
      <style:table-cell-properties fo:background-color="#ffffa6"/>
    </style:style>
    <style:style style:name="ce20" style:family="table-cell" style:parent-style-name="Default" style:data-style-name="N11">
      <style:table-cell-properties fo:border-bottom="0.06pt solid #000000" fo:background-color="#ffffa6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2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27" style:family="table-cell" style:parent-style-name="Default">
      <style:table-cell-properties fo:background-color="#afd095"/>
    </style:style>
    <style:style style:name="ce28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afd095" fo:border-left="none" fo:border-right="none" fo:border-top="0.06pt solid #000000"/>
    </style:style>
    <style:style style:name="ce39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40" style:family="table-cell" style:parent-style-name="Default" style:data-style-name="N11">
      <style:table-cell-properties fo:background-color="#afd095"/>
    </style:style>
    <style:style style:name="ce41" style:family="table-cell" style:parent-style-name="Default" style:data-style-name="N11">
      <style:table-cell-properties fo:border-bottom="0.06pt solid #000000" fo:background-color="#afd095" fo:border-left="none" fo:border-right="none" fo:border-top="none"/>
    </style:style>
    <style:style style:name="ce4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43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64" table:default-cell-style-name="ce5"/>
        <table:table-row table:style-name="ro1">
          <table:table-cell table:style-name="ce1" office:value-type="string" calcext:value-type="string">
            <text:p>Board</text:p>
          </table:table-cell>
          <table:table-cell table:style-name="ce7" office:value-type="string" calcext:value-type="string">
            <text:p>MAC’s</text:p>
          </table:table-cell>
          <table:table-cell table:style-name="ce11" office:value-type="string" calcext:value-type="string">
            <text:p>FLOP’s</text:p>
          </table:table-cell>
          <table:table-cell table:style-name="ce7" office:value-type="string" calcext:value-type="string">
            <text:p>Naive</text:p>
          </table:table-cell>
          <table:table-cell table:style-name="ce17"/>
          <table:table-cell table:style-name="ce13"/>
          <table:table-cell table:style-name="ce6" office:value-type="string" calcext:value-type="string">
            <text:p>Fast HH</text:p>
          </table:table-cell>
          <table:table-cell table:number-columns-repeated="2"/>
          <table:table-cell table:style-name="ce7" office:value-type="string" calcext:value-type="string">
            <text:p>Parallel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, no DIV/SQRT</text:p>
          </table:table-cell>
          <table:table-cell table:style-name="ce17"/>
          <table:table-cell table:style-name="ce13"/>
          <table:table-cell table:number-columns-repeated="46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Filter</text:p>
          </table:table-cell>
          <table:table-cell table:style-name="ce9" table:formula="of:=[.B16]*[.B17]*[.B18]*10" office:value-type="float" office:value="3465000" calcext:value-type="float">
            <text:p>346500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370405*[.B18]" office:value-type="float" office:value="6667290" calcext:value-type="float">
            <text:p>6667290</text:p>
          </table:table-cell>
          <table:table-cell table:style-name="ce18" table:formula="of:=[.D3]/[.D9]" office:value-type="percentage" office:value="0.153034734780099" calcext:value-type="percentage">
            <text:p>15.30%</text:p>
          </table:table-cell>
          <table:table-cell table:style-name="ce13" table:formula="of:=[.B3]/[.D3]" office:value-type="float" office:value="0.51970140791836" calcext:value-type="float">
            <text:p>0.51970140791836</text:p>
          </table:table-cell>
          <table:table-cell table:style-name="ce7" table:formula="of:=[.D3]" office:value-type="float" office:value="6667290" calcext:value-type="float">
            <text:p>6667290</text:p>
          </table:table-cell>
          <table:table-cell table:style-name="ce18" table:formula="of:=[.G3]/[.G9]" office:value-type="percentage" office:value="0.315853817064972" calcext:value-type="percentage">
            <text:p>31.59%</text:p>
          </table:table-cell>
          <table:table-cell table:style-name="ce13" table:formula="of:=[.B3]/[.G3]" office:value-type="float" office:value="0.51970140791836" calcext:value-type="float">
            <text:p>0.51970140791836</text:p>
          </table:table-cell>
          <table:table-cell table:style-name="ce7" table:formula="of:=50998*[.B18]" office:value-type="float" office:value="917964" calcext:value-type="float">
            <text:p>917964</text:p>
          </table:table-cell>
          <table:table-cell table:style-name="ce18" table:formula="of:=[.J3]/[.J9]" office:value-type="percentage" office:value="0.269075346983043" calcext:value-type="percentage">
            <text:p>26.91%</text:p>
          </table:table-cell>
          <table:table-cell table:style-name="ce13" table:formula="of:=[.B3]/[.J3]" office:value-type="float" office:value="3.77465782971881" calcext:value-type="float">
            <text:p>3.77465782971881</text:p>
          </table:table-cell>
          <table:table-cell table:style-name="ce7" table:formula="of:=[.J3]" office:value-type="float" office:value="917964" calcext:value-type="float">
            <text:p>917964</text:p>
          </table:table-cell>
          <table:table-cell table:style-name="ce18" table:formula="of:=[.M3]/[.M9]" office:value-type="percentage" office:value="0.243412684207386" calcext:value-type="percentage">
            <text:p>24.34%</text:p>
          </table:table-cell>
          <table:table-cell table:style-name="ce13" table:formula="of:=[.B3]/[.M3]" office:value-type="float" office:value="3.77465782971881" calcext:value-type="float">
            <text:p>3.77465782971881</text:p>
          </table:table-cell>
          <table:table-cell table:style-name="ce7" table:formula="of:=[.M3]" office:value-type="float" office:value="917964" calcext:value-type="float">
            <text:p>917964</text:p>
          </table:table-cell>
          <table:table-cell table:style-name="ce18" table:formula="of:=[.P3]/[.P9]" office:value-type="percentage" office:value="0.207386080595018" calcext:value-type="percentage">
            <text:p>20.74%</text:p>
          </table:table-cell>
          <table:table-cell table:style-name="ce13" table:formula="of:=[.B3]/[.P3]" office:value-type="float" office:value="3.77465782971881" calcext:value-type="float">
            <text:p>3.77465782971881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Covmat</text:p>
          </table:table-cell>
          <table:table-cell table:style-name="ce8" table:formula="of:=[.B16]*([.B17]*([.B17]+1))/2*[.B18]" office:value-type="float" office:value="3984750" calcext:value-type="float">
            <text:p>3984750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93331*[.B18]" office:value-type="float" office:value="3479958" calcext:value-type="float">
            <text:p>3479958</text:p>
          </table:table-cell>
          <table:table-cell table:style-name="ce19" table:formula="of:=[.D4]/[.D9]" office:value-type="percentage" office:value="0.0798756990585204" calcext:value-type="percentage">
            <text:p>7.99%</text:p>
          </table:table-cell>
          <table:table-cell table:style-name="ce12" table:formula="of:=[.B4]/[.D4]" office:value-type="float" office:value="1.1450569231008" calcext:value-type="float">
            <text:p>1.1450569231008</text:p>
          </table:table-cell>
          <table:table-cell table:style-name="ce7" table:formula="of:=[.D4]" office:value-type="float" office:value="3479958" calcext:value-type="float">
            <text:p>3479958</text:p>
          </table:table-cell>
          <table:table-cell table:style-name="ce19" table:formula="of:=[.G4]/[.G9]" office:value-type="percentage" office:value="0.164858288378904" calcext:value-type="percentage">
            <text:p>16.49%</text:p>
          </table:table-cell>
          <table:table-cell table:style-name="ce12" table:formula="of:=[.B4]/[.G4]" office:value-type="float" office:value="1.1450569231008" calcext:value-type="float">
            <text:p>1.1450569231008</text:p>
          </table:table-cell>
          <table:table-cell table:style-name="ce15" table:formula="of:=27201*[.B18]" office:value-type="float" office:value="489618" calcext:value-type="float">
            <text:p>489618</text:p>
          </table:table-cell>
          <table:table-cell table:style-name="ce19" table:formula="of:=[.J4]/[.J9]" office:value-type="percentage" office:value="0.143517755858774" calcext:value-type="percentage">
            <text:p>14.35%</text:p>
          </table:table-cell>
          <table:table-cell table:style-name="ce12" table:formula="of:=[.B4]/[.J4]" office:value-type="float" office:value="8.13848755560457" calcext:value-type="float">
            <text:p>8.13848755560457</text:p>
          </table:table-cell>
          <table:table-cell table:style-name="ce15" table:formula="of:=[.J4]" office:value-type="float" office:value="489618" calcext:value-type="float">
            <text:p>489618</text:p>
          </table:table-cell>
          <table:table-cell table:style-name="ce19" table:formula="of:=[.M4]/[.M9]" office:value-type="percentage" office:value="0.129829962412744" calcext:value-type="percentage">
            <text:p>12.98%</text:p>
          </table:table-cell>
          <table:table-cell table:style-name="ce13" table:formula="of:=[.B4]/[.M4]" office:value-type="float" office:value="8.13848755560457" calcext:value-type="float">
            <text:p>8.13848755560457</text:p>
          </table:table-cell>
          <table:table-cell table:style-name="ce15" table:formula="of:=[.M4]" office:value-type="float" office:value="489618" calcext:value-type="float">
            <text:p>489618</text:p>
          </table:table-cell>
          <table:table-cell table:style-name="ce19" table:formula="of:=[.P4]/[.P9]" office:value-type="percentage" office:value="0.110614313860643" calcext:value-type="percentage">
            <text:p>11.06%</text:p>
          </table:table-cell>
          <table:table-cell table:style-name="ce13" table:formula="of:=[.B4]/[.P4]" office:value-type="float" office:value="8.13848755560457" calcext:value-type="float">
            <text:p>8.13848755560457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Whitening</text:p>
          </table:table-cell>
          <table:table-cell table:style-name="ce8" table:formula="of:=[.B17]*[.B17]*[.B17]*2*[.B18]" office:value-type="float" office:value="383328" calcext:value-type="float">
            <text:p>38332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34937*[.B18]" office:value-type="float" office:value="2428866" calcext:value-type="float">
            <text:p>2428866</text:p>
          </table:table-cell>
          <table:table-cell table:style-name="ce19" table:formula="of:=[.D5]/[.D9]" office:value-type="percentage" office:value="0.0557499170017202" calcext:value-type="percentage">
            <text:p>5.57%</text:p>
          </table:table-cell>
          <table:table-cell table:style-name="ce12" table:formula="of:=[.B5]/[.D5]" office:value-type="float" office:value="0.157821798320698" calcext:value-type="float">
            <text:p>0.157821798320698</text:p>
          </table:table-cell>
          <table:table-cell table:style-name="ce7" table:formula="of:=[.D5]" office:value-type="float" office:value="2428866" calcext:value-type="float">
            <text:p>2428866</text:p>
          </table:table-cell>
          <table:table-cell table:style-name="ce19" table:formula="of:=[.G5]/[.G9]" office:value-type="percentage" office:value="0.115064231080293" calcext:value-type="percentage">
            <text:p>11.51%</text:p>
          </table:table-cell>
          <table:table-cell table:style-name="ce12" table:formula="of:=[.B5]/[.G5]" office:value-type="float" office:value="0.157821798320698" calcext:value-type="float">
            <text:p>0.157821798320698</text:p>
          </table:table-cell>
          <table:table-cell table:style-name="ce15" table:formula="of:=27117*[.B18]" office:value-type="float" office:value="488106" calcext:value-type="float">
            <text:p>488106</text:p>
          </table:table-cell>
          <table:table-cell table:style-name="ce19" table:formula="of:=[.J5]/[.J9]" office:value-type="percentage" office:value="0.143074555553927" calcext:value-type="percentage">
            <text:p>14.31%</text:p>
          </table:table-cell>
          <table:table-cell table:style-name="ce12" table:formula="of:=[.B5]/[.J5]" office:value-type="float" office:value="0.785337611092672" calcext:value-type="float">
            <text:p>0.785337611092672</text:p>
          </table:table-cell>
          <table:table-cell table:style-name="ce15" table:formula="of:=[.J5]" office:value-type="float" office:value="488106" calcext:value-type="float">
            <text:p>488106</text:p>
          </table:table-cell>
          <table:table-cell table:style-name="ce19" table:formula="of:=[.M5]/[.M9]" office:value-type="percentage" office:value="0.129429031680687" calcext:value-type="percentage">
            <text:p>12.94%</text:p>
          </table:table-cell>
          <table:table-cell table:style-name="ce13" table:formula="of:=[.B5]/[.M5]" office:value-type="float" office:value="0.785337611092672" calcext:value-type="float">
            <text:p>0.785337611092672</text:p>
          </table:table-cell>
          <table:table-cell table:style-name="ce15" table:formula="of:=[.M5]" office:value-type="float" office:value="488106" calcext:value-type="float">
            <text:p>488106</text:p>
          </table:table-cell>
          <table:table-cell table:style-name="ce19" table:formula="of:=[.P5]/[.P9]" office:value-type="percentage" office:value="0.110272723391017" calcext:value-type="percentage">
            <text:p>11.03%</text:p>
          </table:table-cell>
          <table:table-cell table:style-name="ce13" table:formula="of:=[.B5]/[.P5]" office:value-type="float" office:value="0.785337611092672" calcext:value-type="float">
            <text:p>0.785337611092672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Logm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([.G43]+[.C70]+[.B17]*[.B72]+[.B17]*[.B17]+[.B17]*[.B17]*([.B17]+1)/2)*18" office:value-type="float" office:value="1939266" calcext:value-type="float">
            <text:p>1939266</text:p>
          </table:table-cell>
          <table:table-cell table:style-name="ce15" table:formula="of:=1717660 * [.B18]" office:value-type="float" office:value="30917880" calcext:value-type="float">
            <text:p>30917880</text:p>
          </table:table-cell>
          <table:table-cell table:style-name="ce19" table:formula="of:=[.D6]/[.D9]" office:value-type="percentage" office:value="0.709660081646803" calcext:value-type="percentage">
            <text:p>70.97%</text:p>
          </table:table-cell>
          <table:table-cell table:style-name="ce12" table:formula="of:=[.C6]/[.D6]" office:value-type="float" office:value="0.0627231233189339" calcext:value-type="float">
            <text:p>0.062723123318934</text:p>
          </table:table-cell>
          <table:table-cell table:style-name="ce15" table:formula="of:=469972 * [.B18]" office:value-type="float" office:value="8459496" calcext:value-type="float">
            <text:p>8459496</text:p>
          </table:table-cell>
          <table:table-cell table:style-name="ce19" table:formula="of:=[.G6]/[.G9]" office:value-type="percentage" office:value="0.400757144513867" calcext:value-type="percentage">
            <text:p>40.08%</text:p>
          </table:table-cell>
          <table:table-cell table:style-name="ce12" table:formula="of:=[.C6]/[.G6]" office:value-type="float" office:value="0.229241316503962" calcext:value-type="float">
            <text:p>0.229241316503962</text:p>
          </table:table-cell>
          <table:table-cell table:style-name="ce15" office:value-type="float" office:value="1501314" calcext:value-type="float">
            <text:p>1501314</text:p>
          </table:table-cell>
          <table:table-cell table:style-name="ce19" table:formula="of:=[.J6]/[.J9]" office:value-type="percentage" office:value="0.44006800427958" calcext:value-type="percentage">
            <text:p>44.01%</text:p>
          </table:table-cell>
          <table:table-cell table:style-name="ce12" table:formula="of:=[.C6]/[.J6]" office:value-type="float" office:value="1.29171245988514" calcext:value-type="float">
            <text:p>1.29171245988514</text:p>
          </table:table-cell>
          <table:table-cell table:style-name="ce15" office:value-type="float" office:value="1860989" calcext:value-type="float">
            <text:p>1860989</text:p>
          </table:table-cell>
          <table:table-cell table:style-name="ce19" table:formula="of:=[.M6]/[.M9]" office:value-type="percentage" office:value="0.493470689232279" calcext:value-type="percentage">
            <text:p>49.35%</text:p>
          </table:table-cell>
          <table:table-cell table:style-name="ce13" table:formula="of:=[.C6]/[.M6]" office:value-type="float" office:value="1.04206204335437" calcext:value-type="float">
            <text:p>1.04206204335437</text:p>
          </table:table-cell>
          <table:table-cell table:style-name="ce15" office:value-type="float" office:value="2516117" calcext:value-type="float">
            <text:p>2516117</text:p>
          </table:table-cell>
          <table:table-cell table:style-name="ce19" table:formula="of:=[.P6]/[.P9]" office:value-type="percentage" office:value="0.568440203481286" calcext:value-type="percentage">
            <text:p>56.84%</text:p>
          </table:table-cell>
          <table:table-cell table:style-name="ce13" table:formula="of:=[.C6]/[.P6]" office:value-type="float" office:value="0.770737608783693" calcext:value-type="float">
            <text:p>0.770737608783693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Half-vect</text:p>
          </table:table-cell>
          <table:table-cell table:style-name="ce8" table:formula="of:=[.B17]*([.B17]-1)/2*[.B18]" office:value-type="float" office:value="4158" calcext:value-type="float">
            <text:p>415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3257*[.B18]" office:value-type="float" office:value="58626" calcext:value-type="float">
            <text:p>58626</text:p>
          </table:table-cell>
          <table:table-cell table:style-name="ce19" table:formula="of:=[.D7]/[.D9]" office:value-type="percentage" office:value="0.00134564633625027" calcext:value-type="percentage">
            <text:p>0.13%</text:p>
          </table:table-cell>
          <table:table-cell table:style-name="ce12" table:formula="of:=[.B7]/[.D7]" office:value-type="float" office:value="0.0709241633404974" calcext:value-type="float">
            <text:p>0.070924163340497</text:p>
          </table:table-cell>
          <table:table-cell table:style-name="ce15" table:formula="of:=[.D7]" office:value-type="float" office:value="58626" calcext:value-type="float">
            <text:p>58626</text:p>
          </table:table-cell>
          <table:table-cell table:style-name="ce19" table:formula="of:=[.G7]/[.G9]" office:value-type="percentage" office:value="0.00277732720179429" calcext:value-type="percentage">
            <text:p>0.28%</text:p>
          </table:table-cell>
          <table:table-cell table:style-name="ce12" table:formula="of:=[.B7]/[.G7]" office:value-type="float" office:value="0.0709241633404974" calcext:value-type="float">
            <text:p>0.070924163340497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[.J7]/[.J9]" office:value-type="percentage" office:value="0" calcext:value-type="percentage">
            <text:p>0.00%</text:p>
          </table:table-cell>
          <table:table-cell table:style-name="ce12"/>
          <table:table-cell table:style-name="ce15" table:formula="of:=[.J7]" office:value-type="float" office:value="0" calcext:value-type="float">
            <text:p>0</text:p>
          </table:table-cell>
          <table:table-cell table:style-name="ce19" table:formula="of:=[.M7]/[.M9]" office:value-type="percentage" office:value="0" calcext:value-type="percentage">
            <text:p>0.00%</text:p>
          </table:table-cell>
          <table:table-cell table:style-name="ce13"/>
          <table:table-cell table:style-name="ce15" table:formula="of:=[.M7]" office:value-type="float" office:value="0" calcext:value-type="float">
            <text:p>0</text:p>
          </table:table-cell>
          <table:table-cell table:style-name="ce19" table:formula="of:=[.P7]/[.P9]" office:value-type="percentage" office:value="0" calcext:value-type="percentage">
            <text:p>0.00%</text:p>
          </table:table-cell>
          <table:table-cell table:style-name="ce13"/>
          <table:table-cell table:number-columns-repeated="46"/>
        </table:table-row>
        <table:table-row table:style-name="ro2">
          <table:table-cell table:style-name="ce4" office:value-type="string" calcext:value-type="string">
            <text:p>SVM</text:p>
          </table:table-cell>
          <table:table-cell table:style-name="ce10" table:formula="of:=[.B17]*([.B17]+1)/2*[.B18]*4" office:value-type="float" office:value="18216" calcext:value-type="float">
            <text:p>1821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4548" calcext:value-type="float">
            <text:p>14548</text:p>
          </table:table-cell>
          <table:table-cell table:style-name="ce20" table:formula="of:=[.D8]/[.D9]" office:value-type="percentage" office:value="0.000333921176607118" calcext:value-type="percentage">
            <text:p>0.03%</text:p>
          </table:table-cell>
          <table:table-cell table:style-name="ce14" table:formula="of:=[.B8]/[.D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G8]/[.G9]" office:value-type="percentage" office:value="0.000689191760169605" calcext:value-type="percentage">
            <text:p>0.07%</text:p>
          </table:table-cell>
          <table:table-cell table:style-name="ce14" table:formula="of:=[.B8]/[.G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J8]/[.J9]" office:value-type="percentage" office:value="0.00426433732467647" calcext:value-type="percentage">
            <text:p>0.43%</text:p>
          </table:table-cell>
          <table:table-cell table:style-name="ce14" table:formula="of:=[.B8]/[.J8]" office:value-type="float" office:value="1.25213087709651" calcext:value-type="float">
            <text:p>1.25213087709651</text:p>
          </table:table-cell>
          <table:table-cell table:style-name="ce16" table:formula="of:=[.J8]" office:value-type="float" office:value="14548" calcext:value-type="float">
            <text:p>14548</text:p>
          </table:table-cell>
          <table:table-cell table:style-name="ce20" table:formula="of:=[.M8]/[.M9]" office:value-type="percentage" office:value="0.00385763246690399" calcext:value-type="percentage">
            <text:p>0.39%</text:p>
          </table:table-cell>
          <table:table-cell table:style-name="ce13" table:formula="of:=[.B8]/[.M8]" office:value-type="float" office:value="1.25213087709651" calcext:value-type="float">
            <text:p>1.25213087709651</text:p>
          </table:table-cell>
          <table:table-cell table:style-name="ce16" table:formula="of:=[.M8]" office:value-type="float" office:value="14548" calcext:value-type="float">
            <text:p>14548</text:p>
          </table:table-cell>
          <table:table-cell table:style-name="ce20" table:formula="of:=[.P8]/[.P9]" office:value-type="percentage" office:value="0.00328667867203542" calcext:value-type="percentage">
            <text:p>0.33%</text:p>
          </table:table-cell>
          <table:table-cell table:style-name="ce13" table:formula="of:=[.B8]/[.P8]" office:value-type="float" office:value="1.25213087709651" calcext:value-type="float">
            <text:p>1.25213087709651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8" table:formula="of:=SUM([.B3:.B8])" office:value-type="float" office:value="7855452" calcext:value-type="float">
            <text:p>7855452</text:p>
          </table:table-cell>
          <table:table-cell table:style-name="ce12" table:formula="of:=SUM([.C3:.C8])" office:value-type="float" office:value="1939266" calcext:value-type="float">
            <text:p>1939266</text:p>
          </table:table-cell>
          <table:table-cell table:style-name="ce8" table:formula="of:=SUM([.D3:.D8])" office:value-type="float" office:value="43567168" calcext:value-type="float">
            <text:p>43567168</text:p>
          </table:table-cell>
          <table:table-cell table:style-name="ce19" table:formula="of:=[.D9]/[.D9]" office:value-type="percentage" office:value="1" calcext:value-type="percentage">
            <text:p>100.00%</text:p>
          </table:table-cell>
          <table:table-cell table:style-name="ce12" table:formula="of:=([.B9]+[.C9])/[.D9]" office:value-type="float" office:value="0.2248187901495" calcext:value-type="float">
            <text:p>0.2248187901495</text:p>
          </table:table-cell>
          <table:table-cell table:style-name="ce8" table:formula="of:=SUM([.G3:.G8])" office:value-type="float" office:value="21108784" calcext:value-type="float">
            <text:p>21108784</text:p>
          </table:table-cell>
          <table:table-cell table:style-name="ce19" table:formula="of:=[.G9]/[.G9]" office:value-type="percentage" office:value="1" calcext:value-type="percentage">
            <text:p>100.00%</text:p>
          </table:table-cell>
          <table:table-cell table:style-name="ce12" table:formula="of:=[.B9]/[.G9]" office:value-type="float" office:value="0.372141379626605" calcext:value-type="float">
            <text:p>0.372141379626605</text:p>
          </table:table-cell>
          <table:table-cell table:style-name="ce8" table:formula="of:=SUM([.J3:.J8])" office:value-type="float" office:value="3411550" calcext:value-type="float">
            <text:p>3411550</text:p>
          </table:table-cell>
          <table:table-cell table:style-name="ce19" table:formula="of:=[.J9]/[.J9]" office:value-type="percentage" office:value="1" calcext:value-type="percentage">
            <text:p>100.00%</text:p>
          </table:table-cell>
          <table:table-cell table:style-name="ce12" table:formula="of:=[.B9]/[.J9]" office:value-type="float" office:value="2.30260497427855" calcext:value-type="float">
            <text:p>2.30260497427855</text:p>
          </table:table-cell>
          <table:table-cell table:style-name="ce8" table:formula="of:=SUM([.M3:.M8])" office:value-type="float" office:value="3771225" calcext:value-type="float">
            <text:p>3771225</text:p>
          </table:table-cell>
          <table:table-cell table:style-name="ce19" table:formula="of:=[.M9]/[.M9]" office:value-type="percentage" office:value="1" calcext:value-type="percentage">
            <text:p>100.00%</text:p>
          </table:table-cell>
          <table:table-cell table:style-name="ce12" table:formula="of:=([.B9]+[.C9])/[.M9]" office:value-type="float" office:value="2.59722450927749" calcext:value-type="float">
            <text:p>2.59722450927749</text:p>
          </table:table-cell>
          <table:table-cell table:style-name="ce8" table:formula="of:=SUM([.P3:.P8])" office:value-type="float" office:value="4426353" calcext:value-type="float">
            <text:p>4426353</text:p>
          </table:table-cell>
          <table:table-cell table:style-name="ce19" table:formula="of:=[.P9]/[.P9]" office:value-type="percentage" office:value="1" calcext:value-type="percentage">
            <text:p>100.00%</text:p>
          </table:table-cell>
          <table:table-cell table:style-name="ce13" table:formula="of:=([.B9]+[.C9])/[.P9]" office:value-type="float" office:value="2.21281899568335" calcext:value-type="float">
            <text:p>2.21281899568335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8"/>
          <table:table-cell table:style-name="ce12"/>
          <table:table-cell table:style-name="ce15" office:value-type="float" office:value="43947977" calcext:value-type="float">
            <text:p>43947977</text:p>
          </table:table-cell>
          <table:table-cell table:style-name="ce19" table:formula="of:=[.D10]/[.D9]" office:value-type="percentage" office:value="1.00874073338896" calcext:value-type="percentage">
            <text:p>100.87%</text:p>
          </table:table-cell>
          <table:table-cell table:style-name="ce12"/>
          <table:table-cell table:style-name="ce15" office:value-type="float" office:value="20692976" calcext:value-type="float">
            <text:p>20692976</text:p>
          </table:table-cell>
          <table:table-cell table:style-name="ce19" table:formula="of:=[.G10]/[.G9]" office:value-type="percentage" office:value="0.980301660199848" calcext:value-type="percentage">
            <text:p>98.03%</text:p>
          </table:table-cell>
          <table:table-cell table:style-name="ce12"/>
          <table:table-cell table:style-name="ce15" office:value-type="float" office:value="3338570" calcext:value-type="float">
            <text:p>3338570</text:p>
          </table:table-cell>
          <table:table-cell table:style-name="ce19" table:formula="of:=[.J10]/[.J9]" office:value-type="percentage" office:value="0.97860796412188" calcext:value-type="percentage">
            <text:p>97.86%</text:p>
          </table:table-cell>
          <table:table-cell table:style-name="ce12"/>
          <table:table-cell table:style-name="ce15" office:value-type="float" office:value="3702276" calcext:value-type="float">
            <text:p>3702276</text:p>
          </table:table-cell>
          <table:table-cell table:style-name="ce19" table:formula="of:=[.M10]/[.M9]" office:value-type="percentage" office:value="0.98171708131973" calcext:value-type="percentage">
            <text:p>98.17%</text:p>
          </table:table-cell>
          <table:table-cell table:style-name="ce12"/>
          <table:table-cell table:style-name="ce15" office:value-type="float" office:value="4378142" calcext:value-type="float">
            <text:p>4378142</text:p>
          </table:table-cell>
          <table:table-cell table:style-name="ce19" table:formula="of:=[.P10]/[.P9]" office:value-type="percentage" office:value="0.98910818906671" calcext:value-type="percentage">
            <text:p>98.91%</text:p>
          </table:table-cell>
          <table:table-cell table:style-name="ce12"/>
          <table:table-cell table:number-columns-repeated="46"/>
        </table:table-row>
        <table:table-row table:style-name="ro2">
          <table:table-cell table:style-name="ce2" office:value-type="string" calcext:value-type="string">
            <text:p>Improvement</text:p>
          </table:table-cell>
          <table:table-cell table:style-name="ce8"/>
          <table:table-cell table:style-name="ce12"/>
          <table:table-cell table:style-name="ce8"/>
          <table:table-cell/>
          <table:table-cell table:style-name="ce12"/>
          <table:table-cell table:style-name="ce8" table:formula="of:=[.D10]/[.G10]" office:value-type="float" office:value="2.12381133578853" calcext:value-type="float">
            <text:p>2.12381133578853</text:p>
          </table:table-cell>
          <table:table-cell/>
          <table:table-cell table:style-name="ce12"/>
          <table:table-cell table:style-name="ce8" table:formula="of:=[.G10]/[.J10]" office:value-type="float" office:value="6.19815549771309" calcext:value-type="float">
            <text:p>6.19815549771309</text:p>
          </table:table-cell>
          <table:table-cell/>
          <table:table-cell table:style-name="ce12"/>
          <table:table-cell table:style-name="ce8" table:formula="of:=[.J10]/[.M10]" office:value-type="float" office:value="0.901761511027271" calcext:value-type="float">
            <text:p>0.901761511027271</text:p>
          </table:table-cell>
          <table:table-cell/>
          <table:table-cell table:style-name="ce12"/>
          <table:table-cell table:style-name="ce8" table:formula="of:=[.M10]/[.P10]" office:value-type="float" office:value="0.845627208984999" calcext:value-type="float">
            <text:p>0.845627208984999</text:p>
          </table:table-cell>
          <table:table-cell/>
          <table:table-cell table:style-name="ce12"/>
          <table:table-cell table:number-columns-repeated="46"/>
        </table:table-row>
        <table:table-row table:style-name="ro2">
          <table:table-cell table:style-name="ce4" office:value-type="string" calcext:value-type="string">
            <text:p>Time [ms]</text:p>
          </table:table-cell>
          <table:table-cell table:style-name="ce10"/>
          <table:table-cell table:style-name="ce14"/>
          <table:table-cell table:style-name="ce10" table:formula="of:=[.D10]/[.B19] * 1000" office:value-type="float" office:value="879.466112480789" calcext:value-type="float">
            <text:p>879.466112480789</text:p>
          </table:table-cell>
          <table:table-cell table:style-name="ce21"/>
          <table:table-cell table:style-name="ce14"/>
          <table:table-cell table:style-name="ce10" table:formula="of:=[.G10]/[.B19] * 1000" office:value-type="float" office:value="414.098040471312" calcext:value-type="float">
            <text:p>414.098040471312</text:p>
          </table:table-cell>
          <table:table-cell table:style-name="ce21"/>
          <table:table-cell table:style-name="ce14"/>
          <table:table-cell table:style-name="ce10" table:formula="of:=[.J10]/[.B19] * 1000" office:value-type="float" office:value="66.8098824923156" calcext:value-type="float">
            <text:p>66.8098824923156</text:p>
          </table:table-cell>
          <table:table-cell table:style-name="ce21"/>
          <table:table-cell table:style-name="ce14"/>
          <table:table-cell table:style-name="ce10" table:formula="of:=[.M10]/[.B19] * 1000" office:value-type="float" office:value="74.0881948002049" calcext:value-type="float">
            <text:p>74.0881948002049</text:p>
          </table:table-cell>
          <table:table-cell table:style-name="ce21"/>
          <table:table-cell table:style-name="ce14"/>
          <table:table-cell table:style-name="ce10" table:formula="of:=[.P10]/[.B19] * 1000" office:value-type="float" office:value="87.613305263832" calcext:value-type="float">
            <text:p>87.613305263832</text:p>
          </table:table-cell>
          <table:table-cell table:style-name="ce21"/>
          <table:table-cell table:style-name="ce14"/>
          <table:table-cell table:number-columns-repeated="4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>
            <text:p>Constan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 Samples</text:p>
          </table:table-cell>
          <table:table-cell office:value-type="float" office:value="875" calcext:value-type="float">
            <text:p>875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hannels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eq Bands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Wolf Frequency</text:p>
          </table:table-cell>
          <table:table-cell office:value-type="float" office:value="49971200" calcext:value-type="float">
            <text:p>4997120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HH FLOP’s</text:p>
          </table:table-cell>
          <table:table-cell table:number-columns-repeated="14"/>
          <table:table-cell table:style-name="ce22"/>
          <table:table-cell table:number-columns-repeated="48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Elems</text:p>
          </table:table-cell>
          <table:table-cell office:value-type="string" calcext:value-type="string">
            <text:p>compute v</text:p>
          </table:table-cell>
          <table:table-cell office:value-type="string" calcext:value-type="string">
            <text:p>compute w</text:p>
          </table:table-cell>
          <table:table-cell office:value-type="string" calcext:value-type="string">
            <text:p>update A</text:p>
          </table:table-cell>
          <table:table-cell office:value-type="string" calcext:value-type="string">
            <text:p>update Q</text:p>
          </table:table-cell>
          <table:table-cell table:number-columns-repeated="5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2-[.A23]-1" office:value-type="float" office:value="21" calcext:value-type="float">
            <text:p>21</text:p>
          </table:table-cell>
          <table:table-cell table:formula="of:=[.B23]*2 + 9 + ([.B23]-1)*2" office:value-type="float" office:value="91" calcext:value-type="float">
            <text:p>91</text:p>
          </table:table-cell>
          <table:table-cell table:formula="of:=[.B23]*22*2" office:value-type="float" office:value="924" calcext:value-type="float">
            <text:p>924</text:p>
          </table:table-cell>
          <table:table-cell table:formula="of:=([.A23]+1) + ([.A23]+1)*3 + [.B23]*8 + ([.B23]-1)*3 + ([.B23]-1)*[.B23]*6" office:value-type="float" office:value="2752" calcext:value-type="float">
            <text:p>2752</text:p>
          </table:table-cell>
          <table:table-cell table:formula="of:=[.D23]+[.B23]*22*2 + 22" office:value-type="float" office:value="1870" calcext:value-type="float">
            <text:p>1870</text:p>
          </table:table-cell>
          <table:table-cell table:formula="of:=SUM([.C23:.F23])" office:value-type="float" office:value="5637" calcext:value-type="float">
            <text:p>5637</text:p>
          </table:table-cell>
          <table:table-cell table:number-columns-repeated="5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2-[.A24]-1" office:value-type="float" office:value="20" calcext:value-type="float">
            <text:p>20</text:p>
          </table:table-cell>
          <table:table-cell table:formula="of:=[.B24]*2 + 9 + ([.B24]-1)*2" office:value-type="float" office:value="87" calcext:value-type="float">
            <text:p>87</text:p>
          </table:table-cell>
          <table:table-cell table:formula="of:=[.B24]*22*2" office:value-type="float" office:value="880" calcext:value-type="float">
            <text:p>880</text:p>
          </table:table-cell>
          <table:table-cell table:formula="of:=([.A24]+1) + ([.A24]+1)*3 + [.B24]*8 + ([.B24]-1)*3 + ([.B24]-1)*[.B24]*6" office:value-type="float" office:value="2505" calcext:value-type="float">
            <text:p>2505</text:p>
          </table:table-cell>
          <table:table-cell table:formula="of:=[.D24]+[.B24]*22*2 + 22" office:value-type="float" office:value="1782" calcext:value-type="float">
            <text:p>1782</text:p>
          </table:table-cell>
          <table:table-cell table:formula="of:=SUM([.C24:.F24])"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2-[.A25]-1" office:value-type="float" office:value="19" calcext:value-type="float">
            <text:p>19</text:p>
          </table:table-cell>
          <table:table-cell table:formula="of:=[.B25]*2 + 9 + ([.B25]-1)*2" office:value-type="float" office:value="83" calcext:value-type="float">
            <text:p>83</text:p>
          </table:table-cell>
          <table:table-cell table:formula="of:=[.B25]*22*2" office:value-type="float" office:value="836" calcext:value-type="float">
            <text:p>836</text:p>
          </table:table-cell>
          <table:table-cell table:formula="of:=([.A25]+1) + ([.A25]+1)*3 + [.B25]*8 + ([.B25]-1)*3 + ([.B25]-1)*[.B25]*6" office:value-type="float" office:value="2270" calcext:value-type="float">
            <text:p>2270</text:p>
          </table:table-cell>
          <table:table-cell table:formula="of:=[.D25]+[.B25]*22*2 + 22" office:value-type="float" office:value="1694" calcext:value-type="float">
            <text:p>1694</text:p>
          </table:table-cell>
          <table:table-cell table:formula="of:=SUM([.C25:.F25])" office:value-type="float" office:value="4883" calcext:value-type="float">
            <text:p>4883</text:p>
          </table:table-cell>
          <table:table-cell table:number-columns-repeated="5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2-[.A26]-1" office:value-type="float" office:value="18" calcext:value-type="float">
            <text:p>18</text:p>
          </table:table-cell>
          <table:table-cell table:formula="of:=[.B26]*2 + 9 + ([.B26]-1)*2" office:value-type="float" office:value="79" calcext:value-type="float">
            <text:p>79</text:p>
          </table:table-cell>
          <table:table-cell table:formula="of:=[.B26]*22*2" office:value-type="float" office:value="792" calcext:value-type="float">
            <text:p>792</text:p>
          </table:table-cell>
          <table:table-cell table:formula="of:=([.A26]+1) + ([.A26]+1)*3 + [.B26]*8 + ([.B26]-1)*3 + ([.B26]-1)*[.B26]*6" office:value-type="float" office:value="2047" calcext:value-type="float">
            <text:p>2047</text:p>
          </table:table-cell>
          <table:table-cell table:formula="of:=[.D26]+[.B26]*22*2 + 22" office:value-type="float" office:value="1606" calcext:value-type="float">
            <text:p>1606</text:p>
          </table:table-cell>
          <table:table-cell table:formula="of:=SUM([.C26:.F26])" office:value-type="float" office:value="4524" calcext:value-type="float">
            <text:p>4524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2-[.A27]-1" office:value-type="float" office:value="17" calcext:value-type="float">
            <text:p>17</text:p>
          </table:table-cell>
          <table:table-cell table:formula="of:=[.B27]*2 + 9 + ([.B27]-1)*2" office:value-type="float" office:value="75" calcext:value-type="float">
            <text:p>75</text:p>
          </table:table-cell>
          <table:table-cell table:formula="of:=[.B27]*22*2" office:value-type="float" office:value="748" calcext:value-type="float">
            <text:p>748</text:p>
          </table:table-cell>
          <table:table-cell table:formula="of:=([.A27]+1) + ([.A27]+1)*3 + [.B27]*8 + ([.B27]-1)*3 + ([.B27]-1)*[.B27]*6" office:value-type="float" office:value="1836" calcext:value-type="float">
            <text:p>1836</text:p>
          </table:table-cell>
          <table:table-cell table:formula="of:=[.D27]+[.B27]*22*2 + 22" office:value-type="float" office:value="1518" calcext:value-type="float">
            <text:p>1518</text:p>
          </table:table-cell>
          <table:table-cell table:formula="of:=SUM([.C27:.F27])" office:value-type="float" office:value="4177" calcext:value-type="float">
            <text:p>4177</text:p>
          </table:table-cell>
          <table:table-cell table:number-columns-repeated="5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2-[.A28]-1" office:value-type="float" office:value="16" calcext:value-type="float">
            <text:p>16</text:p>
          </table:table-cell>
          <table:table-cell table:formula="of:=[.B28]*2 + 9 + ([.B28]-1)*2" office:value-type="float" office:value="71" calcext:value-type="float">
            <text:p>71</text:p>
          </table:table-cell>
          <table:table-cell table:formula="of:=[.B28]*22*2" office:value-type="float" office:value="704" calcext:value-type="float">
            <text:p>704</text:p>
          </table:table-cell>
          <table:table-cell table:formula="of:=([.A28]+1) + ([.A28]+1)*3 + [.B28]*8 + ([.B28]-1)*3 + ([.B28]-1)*[.B28]*6" office:value-type="float" office:value="1637" calcext:value-type="float">
            <text:p>1637</text:p>
          </table:table-cell>
          <table:table-cell table:formula="of:=[.D28]+[.B28]*22*2 + 22" office:value-type="float" office:value="1430" calcext:value-type="float">
            <text:p>1430</text:p>
          </table:table-cell>
          <table:table-cell table:formula="of:=SUM([.C28:.F28])" office:value-type="float" office:value="3842" calcext:value-type="float">
            <text:p>3842</text:p>
          </table:table-cell>
          <table:table-cell table:number-columns-repeated="5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2-[.A29]-1" office:value-type="float" office:value="15" calcext:value-type="float">
            <text:p>15</text:p>
          </table:table-cell>
          <table:table-cell table:formula="of:=[.B29]*2 + 9 + ([.B29]-1)*2" office:value-type="float" office:value="67" calcext:value-type="float">
            <text:p>67</text:p>
          </table:table-cell>
          <table:table-cell table:formula="of:=[.B29]*22*2" office:value-type="float" office:value="660" calcext:value-type="float">
            <text:p>660</text:p>
          </table:table-cell>
          <table:table-cell table:formula="of:=([.A29]+1) + ([.A29]+1)*3 + [.B29]*8 + ([.B29]-1)*3 + ([.B29]-1)*[.B29]*6" office:value-type="float" office:value="1450" calcext:value-type="float">
            <text:p>1450</text:p>
          </table:table-cell>
          <table:table-cell table:formula="of:=[.D29]+[.B29]*22*2 + 22" office:value-type="float" office:value="1342" calcext:value-type="float">
            <text:p>1342</text:p>
          </table:table-cell>
          <table:table-cell table:formula="of:=SUM([.C29:.F29])" office:value-type="float" office:value="3519" calcext:value-type="float">
            <text:p>3519</text:p>
          </table:table-cell>
          <table:table-cell table:number-columns-repeated="5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22-[.A30]-1" office:value-type="float" office:value="14" calcext:value-type="float">
            <text:p>14</text:p>
          </table:table-cell>
          <table:table-cell table:formula="of:=[.B30]*2 + 9 + ([.B30]-1)*2" office:value-type="float" office:value="63" calcext:value-type="float">
            <text:p>63</text:p>
          </table:table-cell>
          <table:table-cell table:formula="of:=[.B30]*22*2" office:value-type="float" office:value="616" calcext:value-type="float">
            <text:p>616</text:p>
          </table:table-cell>
          <table:table-cell table:formula="of:=([.A30]+1) + ([.A30]+1)*3 + [.B30]*8 + ([.B30]-1)*3 + ([.B30]-1)*[.B30]*6" office:value-type="float" office:value="1275" calcext:value-type="float">
            <text:p>1275</text:p>
          </table:table-cell>
          <table:table-cell table:formula="of:=[.D30]+[.B30]*22*2 + 22" office:value-type="float" office:value="1254" calcext:value-type="float">
            <text:p>1254</text:p>
          </table:table-cell>
          <table:table-cell table:formula="of:=SUM([.C30:.F30])" office:value-type="float" office:value="3208" calcext:value-type="float">
            <text:p>3208</text:p>
          </table:table-cell>
          <table:table-cell table:number-columns-repeated="5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2-[.A31]-1" office:value-type="float" office:value="13" calcext:value-type="float">
            <text:p>13</text:p>
          </table:table-cell>
          <table:table-cell table:formula="of:=[.B31]*2 + 9 + ([.B31]-1)*2" office:value-type="float" office:value="59" calcext:value-type="float">
            <text:p>59</text:p>
          </table:table-cell>
          <table:table-cell table:formula="of:=[.B31]*22*2" office:value-type="float" office:value="572" calcext:value-type="float">
            <text:p>572</text:p>
          </table:table-cell>
          <table:table-cell table:formula="of:=([.A31]+1) + ([.A31]+1)*3 + [.B31]*8 + ([.B31]-1)*3 + ([.B31]-1)*[.B31]*6" office:value-type="float" office:value="1112" calcext:value-type="float">
            <text:p>1112</text:p>
          </table:table-cell>
          <table:table-cell table:formula="of:=[.D31]+[.B31]*22*2 + 22" office:value-type="float" office:value="1166" calcext:value-type="float">
            <text:p>1166</text:p>
          </table:table-cell>
          <table:table-cell table:formula="of:=SUM([.C31:.F31])" office:value-type="float" office:value="2909" calcext:value-type="float">
            <text:p>2909</text:p>
          </table:table-cell>
          <table:table-cell table:number-columns-repeated="5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2-[.A32]-1" office:value-type="float" office:value="12" calcext:value-type="float">
            <text:p>12</text:p>
          </table:table-cell>
          <table:table-cell table:formula="of:=[.B32]*2 + 9 + ([.B32]-1)*2" office:value-type="float" office:value="55" calcext:value-type="float">
            <text:p>55</text:p>
          </table:table-cell>
          <table:table-cell table:formula="of:=[.B32]*22*2" office:value-type="float" office:value="528" calcext:value-type="float">
            <text:p>528</text:p>
          </table:table-cell>
          <table:table-cell table:formula="of:=([.A32]+1) + ([.A32]+1)*3 + [.B32]*8 + ([.B32]-1)*3 + ([.B32]-1)*[.B32]*6" office:value-type="float" office:value="961" calcext:value-type="float">
            <text:p>961</text:p>
          </table:table-cell>
          <table:table-cell table:formula="of:=[.D32]+[.B32]*22*2 + 22" office:value-type="float" office:value="1078" calcext:value-type="float">
            <text:p>1078</text:p>
          </table:table-cell>
          <table:table-cell table:formula="of:=SUM([.C32:.F32])"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2-[.A33]-1" office:value-type="float" office:value="11" calcext:value-type="float">
            <text:p>11</text:p>
          </table:table-cell>
          <table:table-cell table:formula="of:=[.B33]*2 + 9 + ([.B33]-1)*2" office:value-type="float" office:value="51" calcext:value-type="float">
            <text:p>51</text:p>
          </table:table-cell>
          <table:table-cell table:formula="of:=[.B33]*22*2" office:value-type="float" office:value="484" calcext:value-type="float">
            <text:p>484</text:p>
          </table:table-cell>
          <table:table-cell table:formula="of:=([.A33]+1) + ([.A33]+1)*3 + [.B33]*8 + ([.B33]-1)*3 + ([.B33]-1)*[.B33]*6" office:value-type="float" office:value="822" calcext:value-type="float">
            <text:p>822</text:p>
          </table:table-cell>
          <table:table-cell table:formula="of:=[.D33]+[.B33]*22*2 + 22" office:value-type="float" office:value="990" calcext:value-type="float">
            <text:p>990</text:p>
          </table:table-cell>
          <table:table-cell table:formula="of:=SUM([.C33:.F33])" office:value-type="float" office:value="2347" calcext:value-type="float">
            <text:p>2347</text:p>
          </table:table-cell>
          <table:table-cell table:number-columns-repeated="5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2-[.A34]-1" office:value-type="float" office:value="10" calcext:value-type="float">
            <text:p>10</text:p>
          </table:table-cell>
          <table:table-cell table:formula="of:=[.B34]*2 + 9 + ([.B34]-1)*2" office:value-type="float" office:value="47" calcext:value-type="float">
            <text:p>47</text:p>
          </table:table-cell>
          <table:table-cell table:formula="of:=[.B34]*22*2" office:value-type="float" office:value="440" calcext:value-type="float">
            <text:p>440</text:p>
          </table:table-cell>
          <table:table-cell table:formula="of:=([.A34]+1) + ([.A34]+1)*3 + [.B34]*8 + ([.B34]-1)*3 + ([.B34]-1)*[.B34]*6" office:value-type="float" office:value="695" calcext:value-type="float">
            <text:p>695</text:p>
          </table:table-cell>
          <table:table-cell table:formula="of:=[.D34]+[.B34]*22*2 + 22" office:value-type="float" office:value="902" calcext:value-type="float">
            <text:p>902</text:p>
          </table:table-cell>
          <table:table-cell table:formula="of:=SUM([.C34:.F34])" office:value-type="float" office:value="2084" calcext:value-type="float">
            <text:p>2084</text:p>
          </table:table-cell>
          <table:table-cell table:number-columns-repeated="5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2-[.A35]-1" office:value-type="float" office:value="9" calcext:value-type="float">
            <text:p>9</text:p>
          </table:table-cell>
          <table:table-cell table:formula="of:=[.B35]*2 + 9 + ([.B35]-1)*2" office:value-type="float" office:value="43" calcext:value-type="float">
            <text:p>43</text:p>
          </table:table-cell>
          <table:table-cell table:formula="of:=[.B35]*22*2" office:value-type="float" office:value="396" calcext:value-type="float">
            <text:p>396</text:p>
          </table:table-cell>
          <table:table-cell table:formula="of:=([.A35]+1) + ([.A35]+1)*3 + [.B35]*8 + ([.B35]-1)*3 + ([.B35]-1)*[.B35]*6" office:value-type="float" office:value="580" calcext:value-type="float">
            <text:p>580</text:p>
          </table:table-cell>
          <table:table-cell table:formula="of:=[.D35]+[.B35]*22*2 + 22" office:value-type="float" office:value="814" calcext:value-type="float">
            <text:p>814</text:p>
          </table:table-cell>
          <table:table-cell table:formula="of:=SUM([.C35:.F35])" office:value-type="float" office:value="1833" calcext:value-type="float">
            <text:p>1833</text:p>
          </table:table-cell>
          <table:table-cell table:number-columns-repeated="5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2-[.A36]-1" office:value-type="float" office:value="8" calcext:value-type="float">
            <text:p>8</text:p>
          </table:table-cell>
          <table:table-cell table:formula="of:=[.B36]*2 + 9 + ([.B36]-1)*2" office:value-type="float" office:value="39" calcext:value-type="float">
            <text:p>39</text:p>
          </table:table-cell>
          <table:table-cell table:formula="of:=[.B36]*22*2" office:value-type="float" office:value="352" calcext:value-type="float">
            <text:p>352</text:p>
          </table:table-cell>
          <table:table-cell table:formula="of:=([.A36]+1) + ([.A36]+1)*3 + [.B36]*8 + ([.B36]-1)*3 + ([.B36]-1)*[.B36]*6" office:value-type="float" office:value="477" calcext:value-type="float">
            <text:p>477</text:p>
          </table:table-cell>
          <table:table-cell table:formula="of:=[.D36]+[.B36]*22*2 + 22" office:value-type="float" office:value="726" calcext:value-type="float">
            <text:p>726</text:p>
          </table:table-cell>
          <table:table-cell table:formula="of:=SUM([.C36:.F36])" office:value-type="float" office:value="1594" calcext:value-type="float">
            <text:p>1594</text:p>
          </table:table-cell>
          <table:table-cell table:number-columns-repeated="5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2-[.A37]-1" office:value-type="float" office:value="7" calcext:value-type="float">
            <text:p>7</text:p>
          </table:table-cell>
          <table:table-cell table:formula="of:=[.B37]*2 + 9 + ([.B37]-1)*2" office:value-type="float" office:value="35" calcext:value-type="float">
            <text:p>35</text:p>
          </table:table-cell>
          <table:table-cell table:formula="of:=[.B37]*22*2" office:value-type="float" office:value="308" calcext:value-type="float">
            <text:p>308</text:p>
          </table:table-cell>
          <table:table-cell table:formula="of:=([.A37]+1) + ([.A37]+1)*3 + [.B37]*8 + ([.B37]-1)*3 + ([.B37]-1)*[.B37]*6" office:value-type="float" office:value="386" calcext:value-type="float">
            <text:p>386</text:p>
          </table:table-cell>
          <table:table-cell table:formula="of:=[.D37]+[.B37]*22*2 + 22" office:value-type="float" office:value="638" calcext:value-type="float">
            <text:p>638</text:p>
          </table:table-cell>
          <table:table-cell table:formula="of:=SUM([.C37:.F37])" office:value-type="float" office:value="1367" calcext:value-type="float">
            <text:p>1367</text:p>
          </table:table-cell>
          <table:table-cell table:number-columns-repeated="5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22-[.A38]-1" office:value-type="float" office:value="6" calcext:value-type="float">
            <text:p>6</text:p>
          </table:table-cell>
          <table:table-cell table:formula="of:=[.B38]*2 + 9 + ([.B38]-1)*2" office:value-type="float" office:value="31" calcext:value-type="float">
            <text:p>31</text:p>
          </table:table-cell>
          <table:table-cell table:formula="of:=[.B38]*22*2" office:value-type="float" office:value="264" calcext:value-type="float">
            <text:p>264</text:p>
          </table:table-cell>
          <table:table-cell table:formula="of:=([.A38]+1) + ([.A38]+1)*3 + [.B38]*8 + ([.B38]-1)*3 + ([.B38]-1)*[.B38]*6" office:value-type="float" office:value="307" calcext:value-type="float">
            <text:p>307</text:p>
          </table:table-cell>
          <table:table-cell table:formula="of:=[.D38]+[.B38]*22*2 + 22" office:value-type="float" office:value="550" calcext:value-type="float">
            <text:p>550</text:p>
          </table:table-cell>
          <table:table-cell table:formula="of:=SUM([.C38:.F38])" office:value-type="float" office:value="1152" calcext:value-type="float">
            <text:p>1152</text:p>
          </table:table-cell>
          <table:table-cell table:number-columns-repeated="5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22-[.A39]-1" office:value-type="float" office:value="5" calcext:value-type="float">
            <text:p>5</text:p>
          </table:table-cell>
          <table:table-cell table:formula="of:=[.B39]*2 + 9 + ([.B39]-1)*2" office:value-type="float" office:value="27" calcext:value-type="float">
            <text:p>27</text:p>
          </table:table-cell>
          <table:table-cell table:formula="of:=[.B39]*22*2" office:value-type="float" office:value="220" calcext:value-type="float">
            <text:p>220</text:p>
          </table:table-cell>
          <table:table-cell table:formula="of:=([.A39]+1) + ([.A39]+1)*3 + [.B39]*8 + ([.B39]-1)*3 + ([.B39]-1)*[.B39]*6" office:value-type="float" office:value="240" calcext:value-type="float">
            <text:p>240</text:p>
          </table:table-cell>
          <table:table-cell table:formula="of:=[.D39]+[.B39]*22*2 + 22" office:value-type="float" office:value="462" calcext:value-type="float">
            <text:p>462</text:p>
          </table:table-cell>
          <table:table-cell table:formula="of:=SUM([.C39:.F39])" office:value-type="float" office:value="949" calcext:value-type="float">
            <text:p>949</text:p>
          </table:table-cell>
          <table:table-cell table:number-columns-repeated="5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2-[.A40]-1" office:value-type="float" office:value="4" calcext:value-type="float">
            <text:p>4</text:p>
          </table:table-cell>
          <table:table-cell table:formula="of:=[.B40]*2 + 9 + ([.B40]-1)*2" office:value-type="float" office:value="23" calcext:value-type="float">
            <text:p>23</text:p>
          </table:table-cell>
          <table:table-cell table:formula="of:=[.B40]*22*2" office:value-type="float" office:value="176" calcext:value-type="float">
            <text:p>176</text:p>
          </table:table-cell>
          <table:table-cell table:formula="of:=([.A40]+1) + ([.A40]+1)*3 + [.B40]*8 + ([.B40]-1)*3 + ([.B40]-1)*[.B40]*6" office:value-type="float" office:value="185" calcext:value-type="float">
            <text:p>185</text:p>
          </table:table-cell>
          <table:table-cell table:formula="of:=[.D40]+[.B40]*22*2 + 22" office:value-type="float" office:value="374" calcext:value-type="float">
            <text:p>374</text:p>
          </table:table-cell>
          <table:table-cell table:formula="of:=SUM([.C40:.F40])"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Cycles</text:p>
          </table:table-cell>
          <table:table-cell office:value-type="string" calcext:value-type="string">
            <text:p>FLOP/s</text:p>
          </table:table-cell>
          <table:table-cell table:number-columns-repeated="5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22-[.A41]-1" office:value-type="float" office:value="3" calcext:value-type="float">
            <text:p>3</text:p>
          </table:table-cell>
          <table:table-cell table:formula="of:=[.B41]*2 + 9 + ([.B41]-1)*2" office:value-type="float" office:value="19" calcext:value-type="float">
            <text:p>19</text:p>
          </table:table-cell>
          <table:table-cell table:formula="of:=[.B41]*22*2" office:value-type="float" office:value="132" calcext:value-type="float">
            <text:p>132</text:p>
          </table:table-cell>
          <table:table-cell table:formula="of:=([.A41]+1) + ([.A41]+1)*3 + [.B41]*8 + ([.B41]-1)*3 + ([.B41]-1)*[.B41]*6" office:value-type="float" office:value="142" calcext:value-type="float">
            <text:p>142</text:p>
          </table:table-cell>
          <table:table-cell table:formula="of:=[.D41]+[.B41]*22*2 + 22" office:value-type="float" office:value="286" calcext:value-type="float">
            <text:p>286</text:p>
          </table:table-cell>
          <table:table-cell table:formula="of:=SUM([.C41:.F41])" office:value-type="float" office:value="579" calcext:value-type="float">
            <text:p>579</text:p>
          </table:table-cell>
          <table:table-cell/>
          <table:table-cell office:value-type="string" calcext:value-type="string">
            <text:p>Board</text:p>
          </table:table-cell>
          <table:table-cell office:value-type="float" office:value="193939" calcext:value-type="float">
            <text:p>193939</text:p>
          </table:table-cell>
          <table:table-cell table:formula="of:=[.G43]/[.J41]" office:value-type="float" office:value="0.276633374411542" calcext:value-type="float">
            <text:p>0.276633374411542</text:p>
          </table:table-cell>
          <table:table-cell table:number-columns-repeated="5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2-[.A42]-1" office:value-type="float" office:value="2" calcext:value-type="float">
            <text:p>2</text:p>
          </table:table-cell>
          <table:table-cell table:formula="of:=[.B42]*2 + 9 + ([.B42]-1)*2" office:value-type="float" office:value="15" calcext:value-type="float">
            <text:p>15</text:p>
          </table:table-cell>
          <table:table-cell table:formula="of:=[.B42]*22*2" office:value-type="float" office:value="88" calcext:value-type="float">
            <text:p>88</text:p>
          </table:table-cell>
          <table:table-cell table:formula="of:=([.A42]+1) + ([.A42]+1)*3 + [.B42]*8 + ([.B42]-1)*3 + ([.B42]-1)*[.B42]*6" office:value-type="float" office:value="111" calcext:value-type="float">
            <text:p>111</text:p>
          </table:table-cell>
          <table:table-cell table:formula="of:=[.D42]+[.B42]*22*2 + 22" office:value-type="float" office:value="198" calcext:value-type="float">
            <text:p>198</text:p>
          </table:table-cell>
          <table:table-cell table:formula="of:=SUM([.C42:.F42])" office:value-type="float" office:value="412" calcext:value-type="float">
            <text:p>412</text:p>
          </table:table-cell>
          <table:table-cell/>
          <table:table-cell office:value-type="string" calcext:value-type="string">
            <text:p>Board Par</text:p>
          </table:table-cell>
          <table:table-cell office:value-type="float" office:value="71780" calcext:value-type="float">
            <text:p>71780</text:p>
          </table:table-cell>
          <table:table-cell table:formula="of:=[.G43]/[.J42]" office:value-type="float" office:value="0.747422680412371" calcext:value-type="float">
            <text:p>0.74742268041237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23:.C42])" office:value-type="float" office:value="1060" calcext:value-type="float">
            <text:p>1060</text:p>
          </table:table-cell>
          <table:table-cell table:formula="of:=SUM([.D23:.D42])" office:value-type="float" office:value="10120" calcext:value-type="float">
            <text:p>10120</text:p>
          </table:table-cell>
          <table:table-cell table:formula="of:=SUM([.E23:.E42])" office:value-type="float" office:value="21790" calcext:value-type="float">
            <text:p>21790</text:p>
          </table:table-cell>
          <table:table-cell table:formula="of:=SUM([.F23:.F42])" office:value-type="float" office:value="20680" calcext:value-type="float">
            <text:p>20680</text:p>
          </table:table-cell>
          <table:table-cell table:formula="of:=SUM([.G23:.G42])" office:value-type="float" office:value="53650" calcext:value-type="float">
            <text:p>53650</text:p>
          </table:table-cell>
          <table:table-cell/>
          <table:table-cell office:value-type="string" calcext:value-type="string">
            <text:p>GVSOC</text:p>
          </table:table-cell>
          <table:table-cell office:value-type="float" office:value="164777" calcext:value-type="float">
            <text:p>164777</text:p>
          </table:table-cell>
          <table:table-cell table:formula="of:=[.G43]/[.J43]" office:value-type="float" office:value="0.325591557074106" calcext:value-type="float">
            <text:p>0.325591557074106</text:p>
          </table:table-cell>
          <table:table-cell table:number-columns-repeated="53"/>
        </table:table-row>
        <table:table-row table:style-name="ro2">
          <table:table-cell table:number-columns-repeated="8"/>
          <table:table-cell office:value-type="string" calcext:value-type="string">
            <text:p>GVSOC Par</text:p>
          </table:table-cell>
          <table:table-cell office:value-type="float" office:value="52660" calcext:value-type="float">
            <text:p>52660</text:p>
          </table:table-cell>
          <table:table-cell table:formula="of:=[.G43]/[.J44]" office:value-type="float" office:value="1.01879984808204" calcext:value-type="float">
            <text:p>1.01879984808204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>
            <text:p>SVD FLOP’s</text:p>
          </table:table-cell>
          <table:table-cell/>
          <table:table-cell office:value-type="string" calcext:value-type="string">
            <text:p>Givens R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y Rot</text:p>
          </table:table-cell>
          <table:table-cell table:formula="of:=[.B17]*8" office:value-type="float" office:value="176" calcext:value-type="float">
            <text:p>176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per Substep</text:p>
          </table:table-cell>
          <table:table-cell office:value-type="string" calcext:value-type="string">
            <text:p>Total per step</text:p>
          </table:table-cell>
          <table:table-cell table:number-columns-repeated="61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8]*[.B48]" office:value-type="float" office:value="4347" calcext:value-type="float">
            <text:p>4347</text:p>
          </table:table-cell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9]*[.B49]" office:value-type="float" office:value="4140" calcext:value-type="float">
            <text:p>4140</text:p>
          </table:table-cell>
          <table:table-cell table:number-columns-repeated="61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0]*[.B50]" office:value-type="float" office:value="3933" calcext:value-type="float">
            <text:p>3933</text:p>
          </table:table-cell>
          <table:table-cell table:number-columns-repeated="61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1]*[.B51]" office:value-type="float" office:value="3726" calcext:value-type="float">
            <text:p>3726</text:p>
          </table:table-cell>
          <table:table-cell table:number-columns-repeated="61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2]*[.B52]" office:value-type="float" office:value="3519" calcext:value-type="float">
            <text:p>3519</text:p>
          </table:table-cell>
          <table:table-cell table:number-columns-repeated="6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3]*[.B53]" office:value-type="float" office:value="3312" calcext:value-type="float">
            <text:p>3312</text:p>
          </table:table-cell>
          <table:table-cell table:number-columns-repeated="61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4]*[.B54]" office:value-type="float" office:value="3105" calcext:value-type="float">
            <text:p>3105</text:p>
          </table:table-cell>
          <table:table-cell table:number-columns-repeated="61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5]*[.B55]" office:value-type="float" office:value="2898" calcext:value-type="float">
            <text:p>2898</text:p>
          </table:table-cell>
          <table:table-cell table:number-columns-repeated="61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6]*[.B56]" office:value-type="float" office:value="2691" calcext:value-type="float">
            <text:p>2691</text:p>
          </table:table-cell>
          <table:table-cell table:number-columns-repeated="6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7]*[.B57]" office:value-type="float" office:value="2484" calcext:value-type="float">
            <text:p>2484</text:p>
          </table:table-cell>
          <table:table-cell table:number-columns-repeated="6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8]*[.B58]" office:value-type="float" office:value="2277" calcext:value-type="float">
            <text:p>2277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9]*[.B59]" office:value-type="float" office:value="2070" calcext:value-type="float">
            <text:p>2070</text:p>
          </table:table-cell>
          <table:table-cell table:number-columns-repeated="6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0]*[.B60]" office:value-type="float" office:value="1863" calcext:value-type="float">
            <text:p>1863</text:p>
          </table:table-cell>
          <table:table-cell table:number-columns-repeated="6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1]*[.B61]" office:value-type="float" office:value="1656" calcext:value-type="float">
            <text:p>1656</text:p>
          </table:table-cell>
          <table:table-cell table:number-columns-repeated="6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2]*[.B62]" office:value-type="float" office:value="1449" calcext:value-type="float">
            <text:p>1449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3]*[.B63]" office:value-type="float" office:value="1242" calcext:value-type="float">
            <text:p>1242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4]*[.B64]" office:value-type="float" office:value="1035" calcext:value-type="float">
            <text:p>1035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5]*[.B65]" office:value-type="float" office:value="828" calcext:value-type="float">
            <text:p>828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6]*[.B66]" office:value-type="float" office:value="621" calcext:value-type="float">
            <text:p>621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7]*[.B67]" office:value-type="float" office:value="414" calcext:value-type="float">
            <text:p>414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8]*[.B68]" office:value-type="float" office:value="207" calcext:value-type="float">
            <text:p>207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48:.C68])" office:value-type="float" office:value="47817" calcext:value-type="float">
            <text:p>47817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>
            <text:p>LOG flops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2" table:number-rows-repeated="104850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VSOC" table:style-name="ta1">
        <table:table-column table:style-name="co1" table:number-columns-repeated="64" table:default-cell-style-name="ce27"/>
        <table:table-row table:style-name="ro1">
          <table:table-cell table:style-name="ce23" office:value-type="string" calcext:value-type="string">
            <text:p>GVSOC</text:p>
          </table:table-cell>
          <table:table-cell table:style-name="ce28" office:value-type="string" calcext:value-type="string">
            <text:p>MAC’s</text:p>
          </table:table-cell>
          <table:table-cell table:style-name="ce32" office:value-type="string" calcext:value-type="string">
            <text:p>FLOP’s</text:p>
          </table:table-cell>
          <table:table-cell table:style-name="ce28" office:value-type="string" calcext:value-type="string">
            <text:p>Naive</text:p>
          </table:table-cell>
          <table:table-cell table:style-name="ce38"/>
          <table:table-cell table:style-name="ce34"/>
          <table:table-cell table:style-name="ce43" office:value-type="string" calcext:value-type="string">
            <text:p>Fast HH</text:p>
          </table:table-cell>
          <table:table-cell table:number-columns-repeated="2"/>
          <table:table-cell table:style-name="ce28" office:value-type="string" calcext:value-type="string">
            <text:p>Parallel</text:p>
          </table:table-cell>
          <table:table-cell table:style-name="ce38"/>
          <table:table-cell table:style-name="ce34"/>
          <table:table-cell table:number-columns-repeated="52"/>
        </table:table-row>
        <table:table-row table:style-name="ro2">
          <table:table-cell table:style-name="ce24"/>
          <table:table-cell table:style-name="ce29"/>
          <table:table-cell table:style-name="ce33"/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table:number-columns-repeated="52"/>
        </table:table-row>
        <table:table-row table:style-name="ro2">
          <table:table-cell table:style-name="ce25" office:value-type="string" calcext:value-type="string">
            <text:p>Filter</text:p>
          </table:table-cell>
          <table:table-cell table:style-name="ce30" table:formula="of:=[$Board.B3]" office:value-type="float" office:value="3465000" calcext:value-type="float">
            <text:p>346500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D3]/[.D9]" office:value-type="percentage" office:value="0.156445433837233" calcext:value-type="percentage">
            <text:p>15.64%</text:p>
          </table:table-cell>
          <table:table-cell table:style-name="ce34" table:formula="of:=[.B3]/[.D3]" office:value-type="float" office:value="0.616467528973974" calcext:value-type="float">
            <text:p>0.616467528973974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G3]/[.G9]" office:value-type="percentage" office:value="0.312547522427917" calcext:value-type="percentage">
            <text:p>31.25%</text:p>
          </table:table-cell>
          <table:table-cell table:style-name="ce34" table:formula="of:=[.B3]/[.G3]" office:value-type="float" office:value="0.616467528973974" calcext:value-type="float">
            <text:p>0.616467528973974</text:p>
          </table:table-cell>
          <table:table-cell table:style-name="ce28" table:formula="of:=42824*[$Board.B18]" office:value-type="float" office:value="770832" calcext:value-type="float">
            <text:p>770832</text:p>
          </table:table-cell>
          <table:table-cell table:style-name="ce39" table:formula="of:=[.J3]/[.J9]" office:value-type="percentage" office:value="0.270545304454371" calcext:value-type="percentage">
            <text:p>27.05%</text:p>
          </table:table-cell>
          <table:table-cell table:style-name="ce34" table:formula="of:=[.B3]/[.J3]" office:value-type="float" office:value="4.49514291051747" calcext:value-type="float">
            <text:p>4.49514291051747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Covmat</text:p>
          </table:table-cell>
          <table:table-cell table:style-name="ce29" table:formula="of:=[$Board.B4]" office:value-type="float" office:value="3984750" calcext:value-type="float">
            <text:p>3984750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D4]/[.D9]" office:value-type="percentage" office:value="0.0841458526777066" calcext:value-type="percentage">
            <text:p>8.41%</text:p>
          </table:table-cell>
          <table:table-cell table:style-name="ce33" table:formula="of:=[.B4]/[.D4]" office:value-type="float" office:value="1.31806923324244" calcext:value-type="float">
            <text:p>1.31806923324244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G4]/[.G9]" office:value-type="percentage" office:value="0.168107033436105" calcext:value-type="percentage">
            <text:p>16.81%</text:p>
          </table:table-cell>
          <table:table-cell table:style-name="ce33" table:formula="of:=[.B4]/[.G4]" office:value-type="float" office:value="1.31806923324244" calcext:value-type="float">
            <text:p>1.31806923324244</text:p>
          </table:table-cell>
          <table:table-cell table:style-name="ce36" table:formula="of:=23499*[$Board.B18]" office:value-type="float" office:value="422982" calcext:value-type="float">
            <text:p>422982</text:p>
          </table:table-cell>
          <table:table-cell table:style-name="ce40" table:formula="of:=[.J4]/[.J9]" office:value-type="percentage" office:value="0.148457503021046" calcext:value-type="percentage">
            <text:p>14.85%</text:p>
          </table:table-cell>
          <table:table-cell table:style-name="ce33" table:formula="of:=[.B4]/[.J4]" office:value-type="float" office:value="9.42061364313375" calcext:value-type="float">
            <text:p>9.42061364313375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Whitening</text:p>
          </table:table-cell>
          <table:table-cell table:style-name="ce29" table:formula="of:=[$Board.B5]" office:value-type="float" office:value="383328" calcext:value-type="float">
            <text:p>38332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D5]/[.D9]" office:value-type="percentage" office:value="0.0630921048236795" calcext:value-type="percentage">
            <text:p>6.31%</text:p>
          </table:table-cell>
          <table:table-cell table:style-name="ce33" table:formula="of:=[.B5]/[.D5]" office:value-type="float" office:value="0.169108480040657" calcext:value-type="float">
            <text:p>0.169108480040657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G5]/[.G9]" office:value-type="percentage" office:value="0.126045743641962" calcext:value-type="percentage">
            <text:p>12.60%</text:p>
          </table:table-cell>
          <table:table-cell table:style-name="ce33" table:formula="of:=[.B5]/[.G5]" office:value-type="float" office:value="0.169108480040657" calcext:value-type="float">
            <text:p>0.169108480040657</text:p>
          </table:table-cell>
          <table:table-cell table:style-name="ce36" table:formula="of:=23905*[$Board.B18]" office:value-type="float" office:value="430290" calcext:value-type="float">
            <text:p>430290</text:p>
          </table:table-cell>
          <table:table-cell table:style-name="ce40" table:formula="of:=[.J5]/[.J9]" office:value-type="percentage" office:value="0.151022452432789" calcext:value-type="percentage">
            <text:p>15.10%</text:p>
          </table:table-cell>
          <table:table-cell table:style-name="ce33" table:formula="of:=[.B5]/[.J5]" office:value-type="float" office:value="0.890859652792303" calcext:value-type="float">
            <text:p>0.890859652792303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Logm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[$Board.C6]" office:value-type="float" office:value="1939266" calcext:value-type="float">
            <text:p>1939266</text:p>
          </table:table-cell>
          <table:table-cell table:style-name="ce36" table:formula="of:=1385977 * [$Board.B18]" office:value-type="float" office:value="24947586" calcext:value-type="float">
            <text:p>24947586</text:p>
          </table:table-cell>
          <table:table-cell table:style-name="ce40" table:formula="of:=[.D6]/[.D9]" office:value-type="percentage" office:value="0.694381892998617" calcext:value-type="percentage">
            <text:p>69.44%</text:p>
          </table:table-cell>
          <table:table-cell table:style-name="ce33" table:formula="of:=[.C6]/[.D6]" office:value-type="float" office:value="0.0777336131840572" calcext:value-type="float">
            <text:p>0.077733613184057</text:p>
          </table:table-cell>
          <table:table-cell table:style-name="ce36" table:formula="of:=389080 * [$Board.B18]" office:value-type="float" office:value="7003440" calcext:value-type="float">
            <text:p>7003440</text:p>
          </table:table-cell>
          <table:table-cell table:style-name="ce40" table:formula="of:=[.G6]/[.G9]" office:value-type="percentage" office:value="0.389434515220356" calcext:value-type="percentage">
            <text:p>38.94%</text:p>
          </table:table-cell>
          <table:table-cell table:style-name="ce33" table:formula="of:=[.C6]/[.G6]" office:value-type="float" office:value="0.276901922483808" calcext:value-type="float">
            <text:p>0.276901922483808</text:p>
          </table:table-cell>
          <table:table-cell table:style-name="ce36" office:value-type="float" office:value="1210987" calcext:value-type="float">
            <text:p>1210987</text:p>
          </table:table-cell>
          <table:table-cell table:style-name="ce40" table:formula="of:=[.J6]/[.J9]" office:value-type="percentage" office:value="0.425030157810373" calcext:value-type="percentage">
            <text:p>42.50%</text:p>
          </table:table-cell>
          <table:table-cell table:style-name="ce33" table:formula="of:=[.C6]/[.J6]" office:value-type="float" office:value="1.60139291338388" calcext:value-type="float">
            <text:p>1.60139291338388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Half-vect</text:p>
          </table:table-cell>
          <table:table-cell table:style-name="ce29" table:formula="of:=[$Board.B7]" office:value-type="float" office:value="4158" calcext:value-type="float">
            <text:p>415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D7]/[.D9]" office:value-type="percentage" office:value="0.00154259547491967" calcext:value-type="percentage">
            <text:p>0.15%</text:p>
          </table:table-cell>
          <table:table-cell table:style-name="ce33" table:formula="of:=[.B7]/[.D7]" office:value-type="float" office:value="0.0750243585579734" calcext:value-type="float">
            <text:p>0.075024358557973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G7]/[.G9]" office:value-type="percentage" office:value="0.00308180547024641" calcext:value-type="percentage">
            <text:p>0.31%</text:p>
          </table:table-cell>
          <table:table-cell table:style-name="ce33" table:formula="of:=[.B7]/[.G7]" office:value-type="float" office:value="0.0750243585579734" calcext:value-type="float">
            <text:p>0.075024358557973</text:p>
          </table:table-cell>
          <table:table-cell table:style-name="ce36" office:value-type="float" office:value="0" calcext:value-type="float">
            <text:p>0</text:p>
          </table:table-cell>
          <table:table-cell table:style-name="ce40" table:formula="of:=[.J7]/[.J9]" office:value-type="percentage" office:value="0" calcext:value-type="percentage">
            <text:p>0.00%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52"/>
        </table:table-row>
        <table:table-row table:style-name="ro2">
          <table:table-cell table:style-name="ce26" office:value-type="string" calcext:value-type="string">
            <text:p>SVM</text:p>
          </table:table-cell>
          <table:table-cell table:style-name="ce31" table:formula="of:=[$Board.B8]" office:value-type="float" office:value="18216" calcext:value-type="float">
            <text:p>18216</text:p>
          </table:table-cell>
          <table:table-cell table:style-name="ce35" office:value-type="float" office:value="0" calcext:value-type="float">
            <text:p>0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D8]/[.D9]" office:value-type="percentage" office:value="0.000392120187843606" calcext:value-type="percentage">
            <text:p>0.04%</text:p>
          </table:table-cell>
          <table:table-cell table:style-name="ce35" table:formula="of:=[.B8]/[.D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G8]/[.G9]" office:value-type="percentage" office:value="0.000783379803414375" calcext:value-type="percentage">
            <text:p>0.08%</text:p>
          </table:table-cell>
          <table:table-cell table:style-name="ce35" table:formula="of:=[.B8]/[.G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J8]/[.J9]" office:value-type="percentage" office:value="0.00494458228142212" calcext:value-type="percentage">
            <text:p>0.49%</text:p>
          </table:table-cell>
          <table:table-cell table:style-name="ce35" table:formula="of:=[.B8]/[.J8]" office:value-type="float" office:value="1.29301533219762" calcext:value-type="float">
            <text:p>1.29301533219762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Total</text:p>
          </table:table-cell>
          <table:table-cell table:style-name="ce29" table:formula="of:=SUM([.B3:.B8])" office:value-type="float" office:value="7855452" calcext:value-type="float">
            <text:p>7855452</text:p>
          </table:table-cell>
          <table:table-cell table:style-name="ce33" table:formula="of:=SUM([.C3:.C8])" office:value-type="float" office:value="1939266" calcext:value-type="float">
            <text:p>1939266</text:p>
          </table:table-cell>
          <table:table-cell table:style-name="ce29" table:formula="of:=SUM([.D3:.D8])" office:value-type="float" office:value="35927760" calcext:value-type="float">
            <text:p>35927760</text:p>
          </table:table-cell>
          <table:table-cell table:style-name="ce40" table:formula="of:=[.D9]/[.D9]" office:value-type="percentage" office:value="1" calcext:value-type="percentage">
            <text:p>100.00%</text:p>
          </table:table-cell>
          <table:table-cell table:style-name="ce33" table:formula="of:=([.B9]+[.C9])/[.D9]" office:value-type="float" office:value="0.272622562608969" calcext:value-type="float">
            <text:p>0.272622562608969</text:p>
          </table:table-cell>
          <table:table-cell table:style-name="ce29" table:formula="of:=SUM([.G3:.G8])" office:value-type="float" office:value="17983614" calcext:value-type="float">
            <text:p>17983614</text:p>
          </table:table-cell>
          <table:table-cell table:style-name="ce40" table:formula="of:=[.G9]/[.G9]" office:value-type="percentage" office:value="1" calcext:value-type="percentage">
            <text:p>100.00%</text:p>
          </table:table-cell>
          <table:table-cell table:style-name="ce33" table:formula="of:=[.B9]/[.G9]" office:value-type="float" office:value="0.436811644200103" calcext:value-type="float">
            <text:p>0.436811644200103</text:p>
          </table:table-cell>
          <table:table-cell table:style-name="ce29" table:formula="of:=SUM([.J3:.J8])" office:value-type="float" office:value="2849179" calcext:value-type="float">
            <text:p>2849179</text:p>
          </table:table-cell>
          <table:table-cell table:style-name="ce40" table:formula="of:=[.J9]/[.J9]" office:value-type="percentage" office:value="1" calcext:value-type="percentage">
            <text:p>100.00%</text:p>
          </table:table-cell>
          <table:table-cell table:style-name="ce33" table:formula="of:=[.B9]/[.J9]" office:value-type="float" office:value="2.75709318368555" calcext:value-type="float">
            <text:p>2.75709318368555</text:p>
          </table:table-cell>
          <table:table-cell table:number-columns-repeated="52"/>
        </table:table-row>
        <table:table-row table:style-name="ro2">
          <table:table-cell table:style-name="ce24" office:value-type="string" calcext:value-type="string">
            <text:p>Model</text:p>
          </table:table-cell>
          <table:table-cell table:style-name="ce29"/>
          <table:table-cell table:style-name="ce33"/>
          <table:table-cell table:style-name="ce36" office:value-type="float" office:value="36018011" calcext:value-type="float">
            <text:p>36018011</text:p>
          </table:table-cell>
          <table:table-cell table:style-name="ce40" table:formula="of:=[.D10]/[.D9]" office:value-type="percentage" office:value="1.00251201299497" calcext:value-type="percentage">
            <text:p>100.25%</text:p>
          </table:table-cell>
          <table:table-cell table:style-name="ce33"/>
          <table:table-cell table:style-name="ce36" office:value-type="float" office:value="18053484" calcext:value-type="float">
            <text:p>18053484</text:p>
          </table:table-cell>
          <table:table-cell table:style-name="ce40" table:formula="of:=[.G10]/[.G9]" office:value-type="percentage" office:value="1.00388520349692" calcext:value-type="percentage">
            <text:p>100.39%</text:p>
          </table:table-cell>
          <table:table-cell table:style-name="ce33"/>
          <table:table-cell table:style-name="ce36" office:value-type="float" office:value="2844567" calcext:value-type="float">
            <text:p>2844567</text:p>
          </table:table-cell>
          <table:table-cell table:style-name="ce40" table:formula="of:=[.J10]/[.J9]" office:value-type="percentage" office:value="0.998381288083339" calcext:value-type="percentage">
            <text:p>99.84%</text:p>
          </table:table-cell>
          <table:table-cell table:style-name="ce33"/>
          <table:table-cell table:number-columns-repeated="52"/>
        </table:table-row>
        <table:table-row table:style-name="ro2">
          <table:table-cell table:style-name="ce24" office:value-type="string" calcext:value-type="string">
            <text:p>Improvement</text:p>
          </table:table-cell>
          <table:table-cell table:style-name="ce29"/>
          <table:table-cell table:style-name="ce33"/>
          <table:table-cell table:style-name="ce29"/>
          <table:table-cell/>
          <table:table-cell table:style-name="ce33"/>
          <table:table-cell table:style-name="ce29" table:formula="of:=[.D10]/[.G10]" office:value-type="float" office:value="1.99507258543559" calcext:value-type="float">
            <text:p>1.99507258543559</text:p>
          </table:table-cell>
          <table:table-cell/>
          <table:table-cell table:style-name="ce33"/>
          <table:table-cell table:style-name="ce29" table:formula="of:=[.G10]/[.J10]" office:value-type="float" office:value="6.34665451719014" calcext:value-type="float">
            <text:p>6.34665451719014</text:p>
          </table:table-cell>
          <table:table-cell/>
          <table:table-cell table:style-name="ce33"/>
          <table:table-cell table:number-columns-repeated="52"/>
        </table:table-row>
        <table:table-row table:style-name="ro2">
          <table:table-cell table:style-name="ce26" office:value-type="string" calcext:value-type="string">
            <text:p>Time [ms]</text:p>
          </table:table-cell>
          <table:table-cell table:style-name="ce31"/>
          <table:table-cell table:style-name="ce35"/>
          <table:table-cell table:style-name="ce31" table:formula="of:=[.D10]/[$Board.B19] * 1000" office:value-type="float" office:value="720.775386622695" calcext:value-type="float">
            <text:p>720.775386622695</text:p>
          </table:table-cell>
          <table:table-cell table:style-name="ce42"/>
          <table:table-cell table:style-name="ce35"/>
          <table:table-cell table:style-name="ce31" table:formula="of:=[.G10]/[$Board.B19] * 1000" office:value-type="float" office:value="361.277775998975" calcext:value-type="float">
            <text:p>361.277775998975</text:p>
          </table:table-cell>
          <table:table-cell table:style-name="ce42"/>
          <table:table-cell table:style-name="ce35"/>
          <table:table-cell table:style-name="ce31" table:formula="of:=[.J10]/[$Board.B19] * 1000" office:value-type="float" office:value="56.9241282978996" calcext:value-type="float">
            <text:p>56.9241282978996</text:p>
          </table:table-cell>
          <table:table-cell table:style-name="ce42"/>
          <table:table-cell table:style-name="ce35"/>
          <table:table-cell table:number-columns-repeated="52"/>
        </table:table-row>
        <table:table-row table:style-name="ro2">
          <table:table-cell office:value-type="string" calcext:value-type="string">
            <text:p>Improvement to board</text:p>
          </table:table-cell>
          <table:table-cell table:number-columns-repeated="2"/>
          <table:table-cell table:formula="of:=[$Board.D10]/[.D10]" office:value-type="float" office:value="1.22016668271882" calcext:value-type="float">
            <text:p>1.22016668271882</text:p>
          </table:table-cell>
          <table:table-cell table:number-columns-repeated="2"/>
          <table:table-cell table:formula="of:=[$Board.G10]/[.G10]" office:value-type="float" office:value="1.14620402355579" calcext:value-type="float">
            <text:p>1.14620402355579</text:p>
          </table:table-cell>
          <table:table-cell table:number-columns-repeated="2"/>
          <table:table-cell table:formula="of:=[$Board.J10]/[.J10]" office:value-type="float" office:value="1.1736654471489" calcext:value-type="float">
            <text:p>1.1736654471489</text:p>
          </table:table-cell>
          <table:table-cell table:number-columns-repeated="54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4:00:51.220768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0:34:25.547637624</meta:creation-date>
    <dc:date>2020-03-09T11:53:31.806185647</dc:date>
    <meta:editing-duration>PT29M41S</meta:editing-duration>
    <meta:editing-cycles>5</meta:editing-cycles>
    <meta:generator>LibreOffice/6.4.0.3$Linux_X86_64 LibreOffice_project/40$Build-3</meta:generator>
    <meta:document-statistic meta:table-count="2" meta:cell-count="536" meta:object-count="0"/>
  </office:meta>
</office:document-meta>
</file>